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Standard/OpenSolverIO.xml" manifest:media-type="text/xml"/>
  <manifest:file-entry manifest:full-path="Basic/Standard/OpenSolverUtils.xml" manifest:media-type="text/xml"/>
  <manifest:file-entry manifest:full-path="Basic/Standard/Debug.xml" manifest:media-type="text/xml"/>
  <manifest:file-entry manifest:full-path="Basic/Standard/OpenSolverErrorHandler.xml" manifest:media-type="text/xml"/>
  <manifest:file-entry manifest:full-path="Basic/Standard/OpenSolverStoredNames.xml" manifest:media-type="text/xml"/>
  <manifest:file-entry manifest:full-path="Basic/Dialogs/Module1.xml" manifest:media-type="text/xml"/>
  <manifest:file-entry manifest:full-path="Basic/Dialogs/script-lb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-lb.xml" manifest:media-type="text/xml"/>
  <manifest:file-entry manifest:full-path="Dialogs/Dialogs/Dialog1.xml" manifest:media-type="text/xml"/>
  <manifest:file-entry manifest:full-path="Dialogs/Dialogs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istribution Channel</text:p>
          </table:table-cell>
          <table:table-cell office:value-type="string" calcext:value-type="string">
            <text:p>Profit per Unit Sold ($)</text:p>
          </table:table-cell>
          <table:table-cell office:value-type="string" calcext:value-type="string">
            <text:p>Advertising Cost per Unit Sold ($)</text:p>
          </table:table-cell>
          <table:table-cell office:value-type="string" calcext:value-type="string">
            <text:p>Personal Sales Effort per Unit Sold (hour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ne distributors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iness Distributors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al Retail Stores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Mail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4.99999999211" calcext:value-type="float">
            <text:p>24.99999999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5.00000000257" calcext:value-type="float">
            <text:p>425.00000000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0.000000005259" calcext:value-type="float">
            <text:p>150.000000005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000000000617529057723991" calcext:value-type="float">
            <text:p>6.17529057723991E-1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dvertising Cost</text:p>
          </table:table-cell>
          <table:table-cell table:formula="of:=SUMPRODUCT([.B7:.B10];[.C2:.C5])" office:value-type="float" office:value="4999.99999998992" calcext:value-type="float">
            <text:p>4999.99999998992</text:p>
          </table:table-cell>
          <table:table-cell office:value-type="string" calcext:value-type="string">
            <text:p>&lt;=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es Time Used</text:p>
          </table:table-cell>
          <table:table-cell table:formula="of:=SUMPRODUCT([.B7:.B10];[.D2:.D5])" office:value-type="float" office:value="1775.00000000771" calcext:value-type="float">
            <text:p>1775.00000000771</text:p>
          </table:table-cell>
          <table:table-cell office:value-type="string" calcext:value-type="string">
            <text:p>&lt;=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dios produced</text:p>
          </table:table-cell>
          <table:table-cell table:formula="of:=SUM([.B7:.B10])" office:value-type="float" office:value="600.000000000001" calcext:value-type="float">
            <text:p>600.000000000001</text:p>
          </table:table-cell>
          <table:table-cell office:value-type="string" calcext:value-type="string">
            <text:p>`=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ail Distribution</text:p>
          </table:table-cell>
          <table:table-cell table:formula="of:=[.B9]" office:value-type="float" office:value="150.000000005259" calcext:value-type="float">
            <text:p>150.000000005259</text:p>
          </table:table-cell>
          <table:table-cell office:value-type="string" calcext:value-type="string">
            <text:p>&gt;=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Profit:</text:p>
          </table:table-cell>
          <table:table-cell table:formula="of:=SUMPRODUCT([.B7:.B10];[.B2:.B5])" office:value-type="float" office:value="48449.9999998776" calcext:value-type="float">
            <text:p>48449.9999998776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float" office:value="48449.9999998776" calcext:value-type="float">
            <text:p>48449.9999998776</text:p>
          </table:table-cell>
        </table:table-row>
      </table:table>
      <table:named-expressions>
        <table:named-range table:name="Variables" table:base-cell-address="$Sheet1.$B$2" table:cell-range-address="$Sheet1.$B$2:.$D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 style:data-style-name="N2" text:time-value="08:00:09.0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31:31.738000000</meta:creation-date>
    <meta:generator>LibreOffice/6.1.4.2$Windows_X86_64 LibreOffice_project/9d0f32d1f0b509096fd65e0d4bec26ddd1938fd3</meta:generator>
    <dc:date>2019-01-10T10:12:56.411000000</dc:date>
    <meta:editing-duration>PT29M12S</meta:editing-duration>
    <meta:editing-cycles>5</meta:editing-cycles>
    <meta:document-statistic meta:table-count="1" meta:cell-count="47" meta:object-count="0"/>
  </office:meta>
</office:document-meta>
</file>

<file path=Basic/Dialogs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dim Variables(3) as object
	dim Constraints(3) as object
	
	oDoc = ThisComponent
	x = oDoc.NamedRanges
	Sheet = oDoc.Sheets(0)	
	
	smgr = GetProcessServiceManager()
	solver = smgr.createInstance("com.sun.star.sheet.Solver")
	solver.AssumeNonNegative = True
	
	solver.Document = oDoc
	objectiveCell = Sheet.getCellByPosition(2,17)
	solver.Objective = objectiveCell.CellAddress
	
	
	
	for i=0 to 3
		Variables(i) = Sheet.getCellByPosition(1,6+i).CellAddress
	Next i
	
	solver.Variables = Variables()
	for i=0 to 3
		redim constraint as New com.sun.star.sheet.SolverConstraint
		Constraints(i) = constraint
		Constraints(i).Left = Sheet.getCellByPosition(2,11+i).CellAddress
		Constraints(i).Right = Sheet.getCellByPosition(4,11+i).Value
		operator = Sheet.getCellByPosition(3,11+i).String
		If operator = "&lt;=" then
			Constraints(i).Operator = com.sun.star.sheet.SolverConstraintOperator.LESS_EQUAL
		elseif operator = "&gt;=" then
			Constraints(i).Operator = com.sun.star.sheet.SolverConstraintOperator.GREATER_EQUAL
		elseif operator = "`=" then
			Constraints(i).Operator = com.sun.star.sheet.SolverConstraintOperator.EQUAL
		end if
	Next i
	
	solver.Constraints = Constraints()
	
	solver.Maximize = True
	solver.Solve()
	
	Sheet.getCellByPosition(5,20).Value = solver.ResultValue
	
End Sub
</script:module>
</file>

<file path=Basic/Dialogs/script-lb.xml><?xml version="1.0" encoding="utf-8"?>
<!DOCTYPE library  PUBLIC '-//OpenOffice.org//DTD OfficeDocument 1.0//EN'  'library.dtd'>
<library:library xmlns:library="http://openoffice.org/2000/library" library:name="Dialogs" library:readonly="false" library:passwordprotected="false">
  <library:element library:name="Module1"/>
</library:library>
</file>

<file path=Basic/Standard/Debug.xml><?xml version="1.0" encoding="utf-8"?>
<!DOCTYPE module  PUBLIC '-//OpenOffice.org//DTD OfficeDocument 1.0//EN'  'module.dtd'>
<script:module xmlns:script="http://openoffice.org/2000/script" script:name="Debug" script:language="StarBasic" script:moduleType="normal">REM  *****  BASIC  *****
Option VBASupport 1

sub Main
	dim book
	dim sheet
	book = ActiveWorkbook
	sheet = book.ActiveSheet
	SetNameOnSheet "Hello", 4, sheet
End sub
</script:module>
</file>

<file path=Basic/Standard/OpenSolverErrorHandler.xml><?xml version="1.0" encoding="utf-8"?>
<!DOCTYPE module  PUBLIC '-//OpenOffice.org//DTD OfficeDocument 1.0//EN'  'module.dtd'>
<script:module xmlns:script="http://openoffice.org/2000/script" script:name="OpenSolverErrorHandler" script:language="StarBasic" script:moduleType="normal">REM  *****  BASIC  *****
Option VBASupport 1
Public ErrNum As Long
Public ErrMsg As String
Public ErrLinkTarget As String

' OpenSolver error numbers.
Public Const vbObjectError = 1006
Public Const OpenSolver_UserError = vbObjectError + 1001 'An error caused by the user making a mistake

Public Sub RethrowError(Optional CurrentError As ErrObject)
	If CurrentError Is Nothing Then
		Err.Raise OpenSolverErrorHandler.ErrNum,_
		 Description:=OpenSolverErrorHandler.ErrMsg
	Else
		Err.Raise CurrentError.Number,_
		 Description:=CurrentError.Description
	EndIf
End Sub

Public Sub RaiseGeneralError(ErrorMessage As String, Optional HelpLink As String)
	ErrLinkTarget = HelpLink
	Err.Raise OpenSolver_UserError, Description:=ErrorMessage
End Sub
</script:module>
</file>

<file path=Basic/Standard/OpenSolverIO.xml><?xml version="1.0" encoding="utf-8"?>
<!DOCTYPE module  PUBLIC '-//OpenOffice.org//DTD OfficeDocument 1.0//EN'  'module.dtd'>
<script:module xmlns:script="http://openoffice.org/2000/script" script:name="OpenSolverIO" script:language="StarBasic" script:moduleType="normal">REM  *****  BASIC  *****

Function ActiveSheetWithValidation() As Worksheet
	Dim RaiseError As Boolean
	RaiseError = False
	On Error GoTo ErrorHandler
	
	' Check there is a workbook
	If Application.Workbooks.Count = 0 Then RaiseGeneralError "No active workbook available."
	
	' Check we can access the worksheet
	On Error Resume Next
	Set ActiveSheetWithValidation = ActiveSheet
	If Err.Number &lt;&gt; 0 Then
		On Error GoTo ErrorHandler
		RaiseGeneralError "The active sheet is not a worksheet."
	EndIf
	
ExitFunction:
	If RaiseError Then RethrowError
	Exit Function
	
ErrorHandler:
	If Not ReportError("OpenSolverIO", "CheckActiveWorksheetAvailable") Then Resume
	RaiseError = True
	GoTo ExitFunction
End Function

Sub GetActiveSheetIfMissing(sheet As Worksheet)
	If sheet Is Nothing Then Set sheet = ActiveSheetWithValidation
End Sub
</script:module>
</file>

<file path=Basic/Standard/OpenSolverStoredNames.xml><?xml version="1.0" encoding="utf-8"?>
<!DOCTYPE module  PUBLIC '-//OpenOffice.org//DTD OfficeDocument 1.0//EN'  'module.dtd'>
<script:module xmlns:script="http://openoffice.org/2000/script" script:name="OpenSolverStoredNames" script:language="StarBasic" script:moduleType="normal">REM  *****  BASIC  *****
Option VBASupport 1

Const SolverPrefix As String = "solver_"

Sub SetNameOnSheet (Name As String, value As Variant, Optional sheet As Worksheet, Optional SolverName As Boolean)
	If IsMissing(SolverName) Then SolverName = False
	GetActiveSheetIfMissing sheet
	Dim FullName As String ' Don't mangle the value of Name!
	FullName = EscapeSheetName(sheet) &amp; IIf(SolverName, SolverPrefix, vbNullString) &amp; Name
	sheet.Parent.Names.Add FullName, value, False
end Sub

Function GetRefersToRange(RefersTo As String) As Range
	If Len(RefersTo) = 0 Then Exit Function
	' Add the text as a name and retrieve the corresponding sanitised range
	' We can't use .RefersToRange as this is broken in non-US locales
	' Instead we use sheet.Range()
	On Error GoTo InvalidRange
	Set GetRefersToRange = Application.Range(RefersTo)
	Exit Function
	
InvalidRange:
	RethrowError Err
End Function

Sub GetNameAsValueOrRange(book As Workbook, theName As String,_
 	IsMissing As Boolean, IsRange As Boolean, r As Range,_
  	 RefersToFormula As Boolean, RangeRefersToError As Boolean,_
   	  RefersTo As String, value As Double)
	RangeRefersToError = False
	RefersToFormula = False
	dim NM As Name
	On Error Resume Next
	Set NM = book.Names(theName)
	If Err.Number &lt;&gt; 0 then
		IsMissing = True
		Exit Sub
	EndIf
	IsMissing = False
	RefersTo = Mid(NM.RefersTo, 2)
	On Error Resume Next
	Set r = GetRefersToRange(RefersTo)
	If Err.Number = 0 Then
		IsRange = True
	Else
		IsRange = False
		' String will be of form: "5", or "Sheet1!#REF!" or "#REF!$A$!" or "Sheet1$A$1/4+Sheet1!$A$3"
		If Right(RefersTo, 6) = "!#REF" Or Left(RefersTo, 5) = "#REF!" Then
			RangeRefersToError = True
		Else
			' Test for a numeric constant, in US format
			If IsAmericanNumber(RefersTo) Then
				value = Val(RefersTo)    ' Force a conversion to a number using Val which uses US settings (no regionalisation)
			Else
				RefersToFormula = True
			EndIf
		EndIf
	EndIf
End Sub
</script:module>
</file>

<file path=Basic/Standard/OpenSolverUtils.xml><?xml version="1.0" encoding="utf-8"?>
<!DOCTYPE module  PUBLIC '-//OpenOffice.org//DTD OfficeDocument 1.0//EN'  'module.dtd'>
<script:module xmlns:script="http://openoffice.org/2000/script" script:name="OpenSolverUtils" script:language="StarBasic" script:moduleType="normal">REM  *****  BASIC  *****
Option VBASupport 1

Function EscapeSheetName(sheet As Worksheet, Optional ForceQuotes As Boolean) As String
	If IsMissing(ForceQuotes) then ForceQuotes = False
	EscapeSheetName = sheet.Name
	
	Dim SpecialChar As Variant, NeedsEscaping As Boolean
	NeedsEscaping = False
	For Each SpecialChar In Array("'", "!", "(", ")", "+", "-", " ")
		If InStr(EscapeSheetName, SpecialChar) Then
			NeedsEscaping = True
			Exit For
		End If
	Next SpecialChar
	
	If NeedsEscaping Then EscapeSheetName = Replace(EscapeSheetName, "'", "''")
	If ForceQuotes Or NeedsEscaping Then EscapeSheetName = "'" &amp; EscapeSheetName &amp; "'"
	
	EscapeSheetName = EscapeSheetName &amp; "!"
End Function

Function StringHasUnicode(TestString as String) As Boolean
	'Quickly check for any characters that aren't ASCII
	Dim i As Long, CharCode As Long
	For i = 1 to Len(TestString)
		CharCode = Asc(Mid(TestString, i, 1))
		If CharCode &gt; 127 Or CharCode &lt; 0 Then
			StringHasUnicode = True
			ExitFunction
		EndIf
	Next i
	StringHasUnicode = False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OpenSolverUtils"/>
  <library:element library:name="Debug"/>
  <library:element library:name="OpenSolverStoredNames"/>
  <library:element library:name="OpenSolverErrorHandler"/>
  <library:element library:name="OpenSolverI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Dialogs" library:link="false"/>
</library:libraries>
</file>

<file path=Dialogs/Dialogs/Dialog1.xml><?xml version="1.0" encoding="utf-8"?>
<!DOCTYPE window  PUBLIC '-//OpenOffice.org//DTD OfficeDocument 1.0//EN'  'dialog.dtd'>
<dlg:window xmlns:dlg="http://openoffice.org/2000/dialog" xmlns:script="http://openoffice.org/2000/script" dlg:style-id="0" dlg:id="Dialog1" dlg:left="94" dlg:top="30" dlg:width="376" dlg:height="234" dlg:closeable="true" dlg:moveable="true">
  <dlg:styles>
    <dlg:style dlg:style-id="0" dlg:background-color="0xeeeeee"/>
  </dlg:styles>
</dlg:window>
</file>

<file path=Dialogs/Dialogs/dialog-lb.xml><?xml version="1.0" encoding="utf-8"?>
<!DOCTYPE library  PUBLIC '-//OpenOffice.org//DTD OfficeDocument 1.0//EN'  'library.dtd'>
<library:library xmlns:library="http://openoffice.org/2000/library" library:name="Dialogs" library:readonly="false" library:passwordprotected="false">
  <library:element library:name="Dialog1"/>
</library:library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Dialogs" library:link="false"/>
</library:libraries>
</file>